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303 - Introduction to Programming</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0603f7f1-b177-4c77-b87e-4a5aa91f273b"/>
<text:bookmark text:name="ID-0603f7f1-b177-4c77-b87e-4a5aa91f273b"/>
<text:bookmark-end text:name="OrgXref.ID-0603f7f1-b177-4c77-b87e-4a5aa91f273b"/>
<text:bookmark-start text:name="OrgXref.org8ac6840"/>
<text:bookmark text:name="org8ac6840"/>Course Information
<text:bookmark-end text:name="OrgXref.org8ac6840"/></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303</text:p>
              </table:table-cell>
            </table:table-row>
            <table:table-row>
              <table:table-cell table:style-name="OrgTblCell">
                <text:p text:style-name="OrgTableContentsLeft">Course Title</text:p>
              </table:table-cell>
              <table:table-cell table:style-name="OrgTblCell">
                <text:p text:style-name="OrgTableContentsLeft">Introduction to Programming</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major/minor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202, MTH235</text:p>
              </table:table-cell>
            </table:table-row>
            <table:table-row>
              <table:table-cell table:style-name="OrgTblCell">
                <text:p text:style-name="OrgTableContentsLeft">Class Location</text:p>
              </table:table-cell>
              <table:table-cell table:style-name="OrgTblCell">
                <text:p text:style-name="OrgTableContentsLeft">A-B1-01</text:p>
              </table:table-cell>
            </table:table-row>
            <table:table-row>
              <table:table-cell table:style-name="OrgTblCell">
                <text:p text:style-name="OrgTableContentsLeft">Meeting Time</text:p>
              </table:table-cell>
              <table:table-cell table:style-name="OrgTblCell">
                <text:p text:style-name="OrgTableContentsLeft">Sundays   from 11:45 to 12:45</text:p>
              </table:table-cell>
            </table:table-row>
            <table:table-row>
              <table:table-cell table:style-name="OrgTblCell">
                <text:p text:style-name="OrgTableContentsLeft"/>
              </table:table-cell>
              <table:table-cell table:style-name="OrgTblCell">
                <text:p text:style-name="OrgTableContentsLeft">Tuesdays  from 11:45 to 12:45</text:p>
              </table:table-cell>
            </table:table-row>
            <table:table-row>
              <table:table-cell table:style-name="OrgTblCellB">
                <text:p text:style-name="OrgTableContentsLeft"/>
              </table:table-cell>
              <table:table-cell table:style-name="OrgTblCellB">
                <text:p text:style-name="OrgTableContentsLeft">Thursdays from 11:45 to 12:45</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d4a1bde"/>
<text:bookmark text:name="orgd4a1bde"/>Instructor Information
<text:bookmark-end text:name="OrgXref.orgd4a1bde"/></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ee98918b-6309-46f1-a0a6-124c7dc54dd3"/>
<text:bookmark text:name="ID-ee98918b-6309-46f1-a0a6-124c7dc54dd3"/>
<text:bookmark-end text:name="OrgXref.ID-ee98918b-6309-46f1-a0a6-124c7dc54dd3"/>
<text:bookmark-start text:name="OrgXref.org5e8b4bc"/>
<text:bookmark text:name="org5e8b4bc"/>Course Description
<text:bookmark-end text:name="OrgXref.org5e8b4bc"/></text:h>
      <text:p text:style-name="Text_20_body">The purpose of this course is to introduce students to a disciplined approach to computer programming and problem solving, utilizing a high level programming language such as Java. Programming constructs such as sequential structure, selection structures, and repetition structures will be explained; through which students will have a grasp of Structured Programming notions as well. Variables, conditionals, loop structures: for/while/do-while, break/continue, one and multi-dimensional arrays, and basics of object oriented programming are covered. The practical part of the course focuses on programming and developing application programs that emphasis the concepts and the tools covered in the course.
</text:p>
      <text:h text:style-name="Heading_20_1" text:outline-level="1" text:is-list-header="false">
<text:bookmark-start text:name="OrgXref.ID-b6fc2083-aca9-4337-8acf-051f61920623"/>
<text:bookmark text:name="ID-b6fc2083-aca9-4337-8acf-051f61920623"/>
<text:bookmark-end text:name="OrgXref.ID-b6fc2083-aca9-4337-8acf-051f61920623"/>
<text:bookmark-start text:name="OrgXref.org2206f2f"/>
<text:bookmark text:name="org2206f2f"/>Learning Outcomes
<text:bookmark-end text:name="OrgXref.org2206f2f"/></text:h>
      <text:p text:style-name="Text_20_body">Upon successful completion of the course, students will be able to:
</text:p>
      <text:list text:style-name="OrgBulletedList" text:continue-numbering="false">
        <text:list-item>
          <text:p text:style-name="Text_20_body">Analyze problems and develop computer algorithms to solve novel problems.
</text:p>
        </text:list-item>
        <text:list-item>
          <text:p text:style-name="Text_20_body">Define programming syntax, operators, expressions, and statements in order to write computer programs.
</text:p>
        </text:list-item>
        <text:list-item>
          <text:p text:style-name="Text_20_body">Define and apply structured programming approaches in the chosen programming language syntax.
</text:p>
        </text:list-item>
        <text:list-item>
          <text:p text:style-name="Text_20_body">Classify programming concepts, tools and best practices in terms of functional decomposition, top-down design, and bottom-up implementation strategies in the development of a problem solution, and implementation strategy.
</text:p>
        </text:list-item>
        <text:list-item>
          <text:p text:style-name="Text_20_body">Build programs of increasing complexity and sophistication using user defined and builtin classes in Java.
</text:p>
        </text:list-item>
      </text:list>
      <text:h text:style-name="Heading_20_1" text:outline-level="1" text:is-list-header="false">
<text:bookmark-start text:name="OrgXref.ID-6faf942f-21e2-4175-9ce1-e472dfc9800f"/>
<text:bookmark text:name="ID-6faf942f-21e2-4175-9ce1-e472dfc9800f"/>
<text:bookmark-end text:name="OrgXref.ID-6faf942f-21e2-4175-9ce1-e472dfc9800f"/>
<text:bookmark-start text:name="OrgXref.org90dfac9"/>
<text:bookmark text:name="org90dfac9"/>Program Goals
<text:bookmark-end text:name="OrgXref.org90dfac9"/></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4eea55d3-85f5-499c-9ba9-81e483f72f6c"/>
<text:bookmark text:name="ID-4eea55d3-85f5-499c-9ba9-81e483f72f6c"/>
<text:bookmark-end text:name="OrgXref.ID-4eea55d3-85f5-499c-9ba9-81e483f72f6c"/>
<text:bookmark-start text:name="OrgXref.org15defbc"/>
<text:bookmark text:name="org15defbc"/>Materials and Access
<text:bookmark-end text:name="OrgXref.org15defbc"/></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s are:<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Java How to Program – Late Objects, Global Edition, 10th Edition</text:p>
              </table:table-cell>
            </table:table-row>
            <table:table-row>
              <table:table-cell table:style-name="OrgTblCell">
                <text:p text:style-name="OrgTableContentsLeft">Author(s)</text:p>
              </table:table-cell>
              <table:table-cell table:style-name="OrgTblCell">
                <text:p text:style-name="OrgTableContentsLeft">Harvey and Paul Deitel</text:p>
              </table:table-cell>
            </table:table-row>
            <table:table-row>
              <table:table-cell table:style-name="OrgTblCell">
                <text:p text:style-name="OrgTableContentsLeft">Publisher</text:p>
              </table:table-cell>
              <table:table-cell table:style-name="OrgTblCell">
                <text:p text:style-name="OrgTableContentsLeft">Pearson, 2015</text:p>
              </table:table-cell>
            </table:table-row>
            <table:table-row>
              <table:table-cell table:style-name="OrgTblCell">
                <text:p text:style-name="OrgTableContentsLeft">ISBN</text:p>
              </table:table-cell>
              <table:table-cell table:style-name="OrgTblCell">
                <text:p text:style-name="OrgTableContentsLeft">1292019360</text:p>
              </table:table-cell>
            </table:table-row>
            <table:table-row>
              <table:table-cell table:style-name="OrgTblCellB">
                <text:p text:style-name="OrgTableContentsLeft">URL</text:p>
              </table:table-cell>
              <table:table-cell table:style-name="OrgTblCellB">
                <text:p text:style-name="OrgTableContentsLeft"><text:a xlink:type="simple" xlink:href="https://goo.gl/TFyzMa">https://goo.gl/TFyzMa</text:a></text:p>
              </table:table-cell>
            </table:table-row>
          </table:table-rows>
        </table:table>
      </text:section>
      <text:p text:style-name="Text_20_body"> 
</text:p>
      <text:p text:style-name="Text_20_body">Most of the material discussed in this course are well-explained in the title above. The reference is optional and can be replaced by any other online sources as long as the requir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8bd547f"/>
<text:bookmark text:name="org8bd547f"/>Slides
<text:bookmark-end text:name="OrgXref.org8bd547f"/></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dbf9ffbe-8a88-4a29-915b-5e26da6c549b"/>
<text:bookmark text:name="ID-dbf9ffbe-8a88-4a29-915b-5e26da6c549b"/>
<text:bookmark-end text:name="OrgXref.ID-dbf9ffbe-8a88-4a29-915b-5e26da6c549b"/>
<text:bookmark-start text:name="OrgXref.orgc265a1f"/>
<text:bookmark text:name="orgc265a1f"/>Required Software
<text:bookmark-end text:name="OrgXref.orgc265a1f"/></text:h>
      <text:p text:style-name="Text_20_body">Students are required to use the following software:
</text:p>
      <text:list text:style-name="OrgBulletedList" text:continue-numbering="false">
        <text:list-item>
          <text:p text:style-name="Text_20_body">Java Development Kit (JDK) 8 or higher.
</text:p>
        </text:list-item>
        <text:list-item>
          <text:p text:style-name="Text_20_body">A text editor or Java IDE such as Eclipse or NetBeans
</text:p>
        </text:list-item>
      </text:list>
      <text:h text:style-name="Heading_20_1" text:outline-level="1" text:is-list-header="false">
<text:bookmark-start text:name="OrgXref.ID-63a6dd8b-4286-4f33-99c0-7d48fcd62d1b"/>
<text:bookmark text:name="ID-63a6dd8b-4286-4f33-99c0-7d48fcd62d1b"/>
<text:bookmark-end text:name="OrgXref.ID-63a6dd8b-4286-4f33-99c0-7d48fcd62d1b"/>
<text:bookmark-start text:name="OrgXref.org10d3443"/>
<text:bookmark text:name="org10d3443"/>Grading Procedures
<text:bookmark-end text:name="OrgXref.org10d3443"/></text:h>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5cf4456"/>
<text:bookmark text:name="org5cf4456"/>Grading Scale
<text:bookmark-end text:name="OrgXref.org5cf4456"/></text:h>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f8e31ea"/>
<text:bookmark text:name="orgf8e31ea"/>Attendance policy
<text:bookmark-end text:name="OrgXref.orgf8e31ea"/></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hree</text:span> times a week at the <text:span text:style-name="Bold">eight</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683d205"/>
<text:bookmark text:name="org683d205"/>Course Policies and Expectations
<text:bookmark-end text:name="OrgXref.org683d205"/></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84cc5f5"/>
<text:bookmark text:name="org84cc5f5"/>Classroom Conduct
<text:bookmark-end text:name="OrgXref.org84cc5f5"/></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aa7b854"/>
<text:bookmark text:name="orgaa7b854"/>Office Hours
<text:bookmark-end text:name="OrgXref.orgaa7b854"/></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b73c7ef"/>
<text:bookmark text:name="orgb73c7ef"/>Makeup Exams and Extra Credit Policy
<text:bookmark-end text:name="OrgXref.orgb73c7ef"/></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f0e45ec"/>
<text:bookmark text:name="orgf0e45ec"/>Expectations of Student Time
<text:bookmark-end text:name="OrgXref.orgf0e45ec"/></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558b8a9"/>
<text:bookmark text:name="org558b8a9"/>Late or Missed Submissions
<text:bookmark-end text:name="OrgXref.org558b8a9"/></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0454ff2"/>
<text:bookmark text:name="org0454ff2"/>Grade Disputes
<text:bookmark-end text:name="OrgXref.org0454ff2"/></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2b1027d"/>
<text:bookmark text:name="org2b1027d"/>Moodle
<text:bookmark-end text:name="OrgXref.org2b1027d"/></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January 31st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2499577"/>
<text:bookmark text:name="org2499577"/>Academic Integrity
<text:bookmark-end text:name="OrgXref.org2499577"/></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9685cff"/>
<text:bookmark text:name="org9685cff"/>Revisions to the Syllabus
<text:bookmark-end text:name="OrgXref.org9685cff"/></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16e8409f-0b09-42dc-88c6-91e2bc0f87a2"/>
<text:bookmark text:name="ID-16e8409f-0b09-42dc-88c6-91e2bc0f87a2"/>
<text:bookmark-end text:name="OrgXref.ID-16e8409f-0b09-42dc-88c6-91e2bc0f87a2"/>
<text:bookmark-start text:name="OrgXref.orge422a4a"/>
<text:bookmark text:name="orge422a4a"/>Course Schedule
<text:bookmark-end text:name="OrgXref.orge422a4a"/></text:h>
      <text:section text:style-name="OrgIndentedSection-Level-0" text:name="Section6">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Introduction to Problem Solving</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Introduction to Programming</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Variables</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Java Operators - Part 1</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Java Operators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17th at 9 A.M.</text:span></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Control Statement - Part 1</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Control Statement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March 3rd at 9 A.M.</text:span></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Method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March 10th - During Class Time</text:span></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Array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24th at 9 A.M.</text:span></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Classes and Objects - Part 1</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Classes and Objects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April 7th at 9 A.M.</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Classes and Objects - Part 3</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14th - During Class Time</text:span></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303 - Introduction to Programming</dc:title>
    <meta:user-defined meta:name="subtitle">AUIS - Department of Information Technology</meta:user-defined>
  </office:meta>
</office:document-meta>
</file>